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oftware Utilizado</text:h>
      <text:p text:style-name="P1">Se ha determinado realizar el desarrollo de la proyecto en la plataforma Web debido a las facilidades que se disponen para llegar a un número considerable de usuarios de manera simple y efectiva.</text:p>
      <text:p text:style-name="P1">Por medio de la existencia diversificada de herramientas de software libre disponibles para el desarrollo de la aplicación Web, se tiene como preferencia la utilización de los siguientes componentes:</text:p>
      <text:list xml:id="list1501792426" text:style-name="L1">
        <text:list-item>
          <text:p text:style-name="P2">Lenguajes: Python 2.5, PHP 5.0 y C++ GCC-4.3.</text:p>
        </text:list-item>
        <text:list-item>
          <text:p text:style-name="P2">Frameworks: Python Django 1.0, DokuWiki 20090814 y el proyecto django-tiles.</text:p>
        </text:list-item>
        <text:list-item>
          <text:p text:style-name="P2">Gestores de Bases de Datos Relacionales: PostgreSQL 8.3 con la extensión PostGIS 1.2.</text:p>
        </text:list-item>
        <text:list-item>
          <text:p text:style-name="P2">Servidores Web: Apache 2.4.</text:p>
        </text:list-item>
        <text:list-item>
          <text:p text:style-name="P2">Herramientas para generar Mapas Cartográficos: Mapnik 0.6.</text:p>
        </text:list-item>
        <text:list-item>
          <text:p text:style-name="P2">Librerías nativas: GEOS y GDAL/OGR, LIBJPEG, LIBPNG, ZLIB, LIBTIFF, BOOST.</text:p>
        </text:list-item>
        <text:list-item>
          <text:p text:style-name="P2">Enlaces de librerías para los lenguajes.</text:p>
        </text:list-item>
        <text:list-item>
          <text:p text:style-name="P2">Librerías JavaScript: PrototypeJS, Scriptaculous, OpenLayers, y YUI.</text:p>
        </text:list-item>
        <text:list-item>
          <text:p text:style-name="P2">Plataforma de SO: GNU/Linux, distribución Debian Lenny 5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Y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berto Gimenez</meta:initial-creator>
    <meta:creation-date>2009-08-10T22:13:48</meta:creation-date>
    <dc:date>2009-08-10T22:28:53</dc:date>
    <dc:creator>Alberto Gimenez</dc:creator>
    <meta:editing-duration>PT00H15M05S</meta:editing-duration>
    <meta:editing-cycles>3</meta:editing-cycles>
    <meta:generator>OpenOffice.org/3.0$Unix OpenOffice.org_project/300m21$Build-9319</meta:generator>
    <meta:document-statistic meta:table-count="0" meta:image-count="0" meta:object-count="0" meta:page-count="1" meta:paragraph-count="12" meta:word-count="144" meta:character-count="956"/>
    <meta:user-defined meta:name="Información 1"/>
    <meta:user-defined meta:name="Información 2"/>
    <meta:user-defined meta:name="Información 3"/>
    <meta:user-defined meta:name="Información 4"/>
  </office:meta>
</office:document-meta>
</file>